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  <style:paragraph-properties style:writing-mode="lr-tb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  <style:paragraph-properties style:writing-mode="lr-tb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  <style:paragraph-properties style:writing-mode="lr-tb"/>
    </style:style>
    <style:style style:name="gr10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  <style:paragraph-properties style:writing-mode="lr-tb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dddddd"/>
      <style:paragraph-properties fo:text-align="center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/>
    </style:style>
    <style:style style:name="P14" style:family="paragraph">
      <loext:graphic-properties draw:fill="solid" draw:fill-color="#dddddd"/>
      <style:paragraph-properties fo:margin-top="0.3cm" fo:margin-bottom="0cm" fo:text-align="center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3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3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3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4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4" draw:text-style-name="P5" draw:layer="layout" svg:width="1.2cm" svg:height="19.4cm" svg:x="9.7cm" svg:y="4.3cm">
          <text:p text:style-name="P4">d</text:p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3" draw:text-style-name="P5" draw:layer="layout" svg:width="1.2cm" svg:height="4.4cm" svg:x="5.4cm" svg:y="14.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3" draw:text-style-name="P5" draw:layer="layout" svg:width="1.2cm" svg:height="4.4cm" svg:x="5.386cm" svg:y="19.32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3" draw:text-style-name="P5" draw:layer="layout" svg:width="1.2cm" svg:height="4.4cm" svg:x="5.328cm" svg:y="24.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3" draw:text-style-name="P5" draw:layer="layout" svg:width="1.2cm" svg:height="4.4cm" svg:x="5.328cm" svg:y="9.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5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5" draw:text-style-name="P5" draw:layer="layout" svg:width="1.2cm" svg:height="24.2cm" svg:x="13.7cm" svg:y="4.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3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3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6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7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9" draw:text-style-name="P12" xml:id="id1" draw:id="id1" draw:layer="layout" svg:width="3.5cm" svg:height="1.57cm" svg:x="1.753cm" svg:y="2.4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3.5cm" svg:height="1cm" svg:x="1.75cm" svg:y="11.3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" draw:id="id2" draw:layer="layout" svg:width="3.326cm" svg:height="0.983cm" svg:x="1.838cm" svg:y="7.9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3.5cm" svg:height="1cm" svg:x="12.264cm" svg:y="18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6" draw:id="id6" draw:layer="layout" svg:width="3.5cm" svg:height="1cm" svg:x="5.264cm" svg:y="18.1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6" draw:id="id16" draw:layer="layout" svg:width="3.5cm" svg:height="1cm" svg:x="15.733cm" svg:y="23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5" draw:id="id15" draw:layer="layout" svg:width="3.5cm" svg:height="1cm" svg:x="15.764cm" svg:y="21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" draw:id="id9" draw:layer="layout" svg:width="3.5cm" svg:height="1cm" svg:x="15.764cm" svg:y="20.2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0" draw:id="id10" draw:layer="layout" svg:width="3.5cm" svg:height="1cm" svg:x="1.764cm" svg:y="23.5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7" draw:id="id17" draw:layer="layout" svg:width="3.5cm" svg:height="1cm" svg:x="1.764cm" svg:y="21.7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7" draw:id="id7" draw:layer="layout" svg:width="3.5cm" svg:height="1cm" svg:x="1.764cm" svg:y="20.1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4" draw:id="id14" draw:layer="layout" svg:width="3.5cm" svg:height="1cm" svg:x="8.764cm" svg:y="14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3" draw:id="id13" draw:layer="layout" svg:width="3.5cm" svg:height="1cm" svg:x="8.764cm" svg:y="12.9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3.5cm" svg:height="1cm" svg:x="8.764cm" svg:y="11.3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2" draw:id="id12" draw:layer="layout" svg:width="3.5cm" svg:height="1cm" svg:x="8.764cm" svg:y="9.5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3.5cm" svg:height="1cm" svg:x="8.764cm" svg:y="7.9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3.503cm" svg:y1="3.987cm" svg:x2="3.501cm" svg:y2="7.9cm" draw:start-shape="id1" draw:start-glue-point="2" draw:end-shape="id2" svg:d="M3503 3987v1956h-2v1957" svg:viewBox="0 0 3 3914">
          <text:p/>
        </draw:connector>
        <draw:connector draw:style-name="gr12" draw:text-style-name="P1" draw:layer="layout" svg:x1="3.501cm" svg:y1="8.883cm" svg:x2="3.5cm" svg:y2="11.3cm" draw:start-shape="id2" draw:start-glue-point="2" draw:end-shape="id3" draw:end-glue-point="0" svg:d="M3501 8883v1208h-1v1209" svg:viewBox="0 0 2 2418">
          <text:p/>
        </draw:connector>
        <draw:connector draw:style-name="gr12" draw:text-style-name="P1" draw:layer="layout" svg:x1="5.164cm" svg:y1="8.391cm" svg:x2="8.764cm" svg:y2="8.4cm" draw:start-shape="id2" draw:start-glue-point="1" draw:end-shape="id4" svg:d="M5164 8391h1800v9h1800" svg:viewBox="0 0 3601 10">
          <text:p/>
        </draw:connector>
        <draw:connector draw:style-name="gr12" draw:text-style-name="P1" draw:layer="layout" svg:x1="5.25cm" svg:y1="11.8cm" svg:x2="8.764cm" svg:y2="11.8cm" draw:start-shape="id3" draw:start-glue-point="1" draw:end-shape="id5" draw:end-glue-point="3" svg:d="M5250 11800h3514" svg:viewBox="0 0 3515 1">
          <text:p/>
        </draw:connector>
        <draw:connector draw:style-name="gr12" draw:text-style-name="P1" draw:layer="layout" svg:x1="5.264cm" svg:y1="18.6cm" svg:x2="3.514cm" svg:y2="20.1cm" draw:start-shape="id6" draw:start-glue-point="3" draw:end-shape="id7" draw:end-glue-point="0" svg:d="M5264 18600h-1750v1500" svg:viewBox="0 0 1751 1501">
          <text:p/>
        </draw:connector>
        <draw:connector draw:style-name="gr12" draw:text-style-name="P1" draw:layer="layout" svg:x1="15.764cm" svg:y1="18.7cm" svg:x2="17.514cm" svg:y2="20.2cm" draw:start-shape="id8" draw:start-glue-point="1" draw:end-shape="id9" draw:end-glue-point="0" svg:d="M15764 18700h1750v1500" svg:viewBox="0 0 1751 1501">
          <text:p/>
        </draw:connector>
        <draw:connector draw:style-name="gr12" draw:text-style-name="P1" draw:layer="layout" draw:line-skew="1.4cm" svg:x1="3.5cm" svg:y1="12.3cm" svg:x2="7.014cm" svg:y2="18.1cm" draw:start-shape="id3" draw:start-glue-point="2" draw:end-shape="id6" svg:d="M3500 12300v4300h3514v1500" svg:viewBox="0 0 3515 5801">
          <text:p/>
        </draw:connector>
        <draw:connector draw:style-name="gr12" draw:text-style-name="P1" draw:layer="layout" svg:x1="5.264cm" svg:y1="24cm" svg:x2="10.514cm" svg:y2="25.2cm" draw:start-shape="id10" draw:start-glue-point="1" draw:end-shape="id11" draw:end-glue-point="0" svg:d="M5264 24000h5250v1200" svg:viewBox="0 0 5251 1201">
          <text:p/>
        </draw:connector>
        <draw:frame draw:style-name="gr7" draw:text-style-name="P10" draw:layer="layout" svg:width="4.8cm" svg:height="0.645cm" svg:x="15.164cm" svg:y="27.955cm">
          <draw:text-box>
            <text:p text:style-name="P9"><text:span text:style-name="T2">St</text:span><text:span text:style-name="T2">an</text:span><text:span text:style-name="T2">d: </text:span><text:span text:style-name="T2">09.</text:span><text:span text:style-name="T2">03.</text:span><text:span text:style-name="T2">20</text:span><text:span text:style-name="T2">22</text:span></text:p>
          </draw:text-box>
        </draw:frame>
        <draw:connector draw:style-name="gr12" draw:text-style-name="P1" draw:layer="layout" svg:x1="10.514cm" svg:y1="8.9cm" svg:x2="10.514cm" svg:y2="9.5cm" draw:start-shape="id4" draw:start-glue-point="2" draw:end-shape="id12" draw:end-glue-point="0" svg:d="M10514 8900v600" svg:viewBox="0 0 1 601">
          <text:p/>
        </draw:connector>
        <draw:connector draw:style-name="gr12" draw:text-style-name="P1" draw:layer="layout" svg:x1="10.514cm" svg:y1="12.3cm" svg:x2="10.514cm" svg:y2="12.9cm" draw:start-shape="id5" draw:start-glue-point="2" draw:end-shape="id13" draw:end-glue-point="0" svg:d="M10514 12300v600" svg:viewBox="0 0 1 601">
          <text:p/>
        </draw:connector>
        <draw:connector draw:style-name="gr12" draw:text-style-name="P1" draw:layer="layout" svg:x1="10.514cm" svg:y1="13.9cm" svg:x2="10.514cm" svg:y2="14.5cm" draw:start-shape="id13" draw:start-glue-point="2" draw:end-shape="id14" draw:end-glue-point="0" svg:d="M10514 13900v600" svg:viewBox="0 0 1 601">
          <text:p/>
        </draw:connector>
        <draw:connector draw:style-name="gr12" draw:text-style-name="P1" draw:layer="layout" svg:x1="17.514cm" svg:y1="21.2cm" svg:x2="17.514cm" svg:y2="21.8cm" draw:start-shape="id9" draw:start-glue-point="2" draw:end-shape="id15" svg:d="M17514 21200v600" svg:viewBox="0 0 1 601">
          <text:p/>
        </draw:connector>
        <draw:connector draw:style-name="gr12" draw:text-style-name="P1" draw:layer="layout" svg:x1="17.514cm" svg:y1="22.8cm" svg:x2="17.483cm" svg:y2="23.494cm" draw:start-shape="id15" draw:start-glue-point="2" draw:end-shape="id16" draw:end-glue-point="0" svg:d="M17514 22800v347h-31v347" svg:viewBox="0 0 32 695">
          <text:p/>
        </draw:connector>
        <draw:connector draw:style-name="gr12" draw:text-style-name="P1" draw:layer="layout" svg:x1="3.514cm" svg:y1="21.1cm" svg:x2="3.514cm" svg:y2="21.7cm" draw:start-shape="id7" draw:start-glue-point="2" draw:end-shape="id17" draw:end-glue-point="0" svg:d="M3514 21100v600" svg:viewBox="0 0 1 601">
          <text:p/>
        </draw:connector>
        <draw:connector draw:style-name="gr12" draw:text-style-name="P1" draw:layer="layout" svg:x1="3.514cm" svg:y1="22.7cm" svg:x2="3.514cm" svg:y2="23.5cm" draw:start-shape="id17" draw:start-glue-point="2" draw:end-shape="id10" draw:end-glue-point="0" svg:d="M3514 22700v800" svg:viewBox="0 0 1 801">
          <text:p/>
        </draw:connector>
        <draw:frame draw:style-name="gr6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0" draw:text-style-name="P14" xml:id="id11" draw:id="id11" draw:layer="layout" svg:width="3.5cm" svg:height="1cm" svg:x="8.764cm" svg:y="25.2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8" draw:id="id18" draw:layer="layout" svg:width="3.5cm" svg:height="1cm" svg:x="8.763cm" svg:y="27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5.733cm" svg:y1="23.994cm" svg:x2="10.514cm" svg:y2="25.2cm" draw:start-shape="id16" draw:start-glue-point="3" draw:end-shape="id11" draw:end-glue-point="0" svg:d="M15733 23994h-5219v1206" svg:viewBox="0 0 5220 1207">
          <text:p/>
        </draw:connector>
        <draw:connector draw:style-name="gr12" draw:text-style-name="P1" draw:layer="layout" svg:x1="10.514cm" svg:y1="26.2cm" svg:x2="10.513cm" svg:y2="27cm" draw:start-shape="id11" draw:start-glue-point="2" draw:end-shape="id18" draw:end-glue-point="0" svg:d="M10514 26200v400h-1v400" svg:viewBox="0 0 2 801">
          <text:p/>
        </draw:connector>
        <draw:connector draw:style-name="gr12" draw:text-style-name="P1" draw:layer="layout" draw:line-skew="1.35cm" svg:x1="3.5cm" svg:y1="12.3cm" svg:x2="14.014cm" svg:y2="18.2cm" draw:start-shape="id3" draw:start-glue-point="2" draw:end-shape="id8" draw:end-glue-point="0" svg:d="M3500 12300v4300h10514v1600" svg:viewBox="0 0 10515 5901">
          <text:p/>
        </draw:connecto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9" draw:text-style-name="P12" xml:id="id19" draw:id="id19" draw:layer="layout" svg:width="3.5cm" svg:height="1.57cm" svg:x="2.589cm" svg:y="2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2" draw:id="id22" draw:layer="layout" svg:width="3.5cm" svg:height="1cm" svg:x="2.586cm" svg:y="15.7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1" draw:id="id21" draw:layer="layout" svg:width="3.326cm" svg:height="0.983cm" svg:x="2.674cm" svg:y="10.9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7" draw:id="id27" draw:layer="layout" svg:width="3.5cm" svg:height="1cm" svg:x="2.6cm" svg:y="25.3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5" draw:id="id25" draw:layer="layout" svg:width="3.5cm" svg:height="1cm" svg:x="2.6cm" svg:y="20.5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8" draw:id="id28" draw:layer="layout" svg:width="3.5cm" svg:height="1cm" svg:x="9.2cm" svg:y="26.9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0" draw:id="id30" draw:layer="layout" svg:width="3.5cm" svg:height="1cm" svg:x="9.2cm" svg:y="23.7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3.5cm" svg:height="1cm" svg:x="9.2cm" svg:y="21.9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9" draw:id="id29" draw:layer="layout" svg:width="3.5cm" svg:height="1cm" svg:x="9.2cm" svg:y="18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4" draw:id="id24" draw:layer="layout" svg:width="3.5cm" svg:height="1cm" svg:x="9.2cm" svg:y="17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1" draw:id="id31" draw:layer="layout" svg:width="3.5cm" svg:height="1cm" svg:x="9.2cm" svg:y="14.1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3.5cm" svg:height="1cm" svg:x="9.2cm" svg:y="12.5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339cm" svg:y1="3.987cm" svg:x2="4.338cm" svg:y2="7.517cm" draw:start-shape="id19" draw:start-glue-point="2" draw:end-shape="id20" draw:end-glue-point="0" svg:d="M4339 3987v1765h-1v1765" svg:viewBox="0 0 2 3531">
          <text:p/>
        </draw:connector>
        <draw:connector draw:style-name="gr12" draw:text-style-name="P1" draw:layer="layout" svg:x1="4.337cm" svg:y1="11.883cm" svg:x2="4.336cm" svg:y2="15.7cm" draw:start-shape="id21" draw:start-glue-point="2" draw:end-shape="id22" draw:end-glue-point="0" svg:d="M4337 11883v1908h-1v1909" svg:viewBox="0 0 2 3818">
          <text:p/>
        </draw:connector>
        <draw:connector draw:style-name="gr12" draw:text-style-name="P1" draw:layer="layout" svg:x1="6cm" svg:y1="11.391cm" svg:x2="10.95cm" svg:y2="12.5cm" draw:start-shape="id21" draw:start-glue-point="1" draw:end-shape="id23" draw:end-glue-point="0" svg:d="M6000 11391h4950v1109" svg:viewBox="0 0 4951 1110">
          <text:p/>
        </draw:connector>
        <draw:connector draw:style-name="gr12" draw:text-style-name="P1" draw:layer="layout" svg:x1="6.086cm" svg:y1="16.2cm" svg:x2="10.95cm" svg:y2="17cm" draw:start-shape="id22" draw:start-glue-point="1" draw:end-shape="id24" draw:end-glue-point="0" svg:d="M6086 16200h4864v800" svg:viewBox="0 0 4865 801">
          <text:p/>
        </draw:connector>
        <draw:connector draw:style-name="gr12" draw:text-style-name="P1" draw:layer="layout" svg:x1="6.1cm" svg:y1="21cm" svg:x2="10.95cm" svg:y2="21.9cm" draw:start-shape="id25" draw:start-glue-point="1" draw:end-shape="id26" draw:end-glue-point="0" svg:d="M6100 21000h4850v900" svg:viewBox="0 0 4851 901">
          <text:p/>
        </draw:connector>
        <draw:connector draw:style-name="gr12" draw:text-style-name="P1" draw:layer="layout" svg:x1="6.1cm" svg:y1="25.8cm" svg:x2="10.95cm" svg:y2="26.9cm" draw:start-shape="id27" draw:start-glue-point="1" draw:end-shape="id28" draw:end-glue-point="0" svg:d="M6100 25800h4850v1100" svg:viewBox="0 0 4851 1101">
          <text:p/>
        </draw:connector>
        <draw:connector draw:style-name="gr12" draw:text-style-name="P1" draw:layer="layout" svg:x1="4.336cm" svg:y1="16.7cm" svg:x2="4.35cm" svg:y2="20.5cm" draw:start-shape="id22" draw:start-glue-point="2" draw:end-shape="id25" svg:d="M4336 16700v1900h14v1900" svg:viewBox="0 0 15 3801">
          <text:p/>
        </draw:connector>
        <draw:connector draw:style-name="gr12" draw:text-style-name="P1" draw:layer="layout" svg:x1="4.35cm" svg:y1="21.5cm" svg:x2="4.35cm" svg:y2="25.3cm" draw:start-shape="id25" draw:start-glue-point="2" draw:end-shape="id27" draw:end-glue-point="0" svg:d="M4350 21500v3800" svg:viewBox="0 0 1 3801">
          <text:p/>
        </draw:connector>
        <draw:frame draw:style-name="gr7" draw:text-style-name="P10" draw:layer="layout" svg:width="4.8cm" svg:height="0.645cm" svg:x="15.2cm" svg:y="27.955cm">
          <draw:text-box>
            <text:p text:style-name="P9"><text:span text:style-name="T2">Stand: 09.03.2022</text:span></text:p>
          </draw:text-box>
        </draw:frame>
        <draw:connector draw:style-name="gr12" draw:text-style-name="P1" draw:layer="layout" svg:x1="10.95cm" svg:y1="18cm" svg:x2="10.95cm" svg:y2="18.9cm" draw:start-shape="id24" draw:start-glue-point="2" draw:end-shape="id29" draw:end-glue-point="0" svg:d="M10950 18000v900" svg:viewBox="0 0 1 901">
          <text:p/>
        </draw:connector>
        <draw:connector draw:style-name="gr12" draw:text-style-name="P1" draw:layer="layout" svg:x1="10.95cm" svg:y1="22.9cm" svg:x2="10.95cm" svg:y2="23.7cm" draw:start-shape="id26" draw:start-glue-point="2" draw:end-shape="id30" draw:end-glue-point="0" svg:d="M10950 22900v800" svg:viewBox="0 0 1 801">
          <text:p/>
        </draw:connector>
        <draw:frame draw:style-name="gr6" draw:text-style-name="P8" draw:layer="layout" svg:width="8.4cm" svg:height="2.596cm" svg:x="11cm" svg:y="2.4cm">
          <draw:text-box>
            <text:p>mentalizr infrastructure</text:p>
            <text:p text:style-name="P7"><text:span text:style-name="T4">remove </text:span><text:span text:style-name="T4">task</text:span></text:p>
            <text:p text:style-name="P15"><text:span text:style-name="T4">dependenc</text:span><text:span text:style-name="T4">y graph</text:span></text:p>
          </draw:text-box>
        </draw:frame>
        <draw:connector draw:style-name="gr12" draw:text-style-name="P1" draw:layer="layout" svg:x1="10.95cm" svg:y1="13.5cm" svg:x2="10.95cm" svg:y2="14.1cm" draw:start-shape="id23" draw:start-glue-point="2" draw:end-shape="id31" draw:end-glue-point="0" svg:d="M10950 13500v600" svg:viewBox="0 0 1 601">
          <text:p/>
        </draw:connector>
        <draw:custom-shape draw:style-name="gr11" draw:text-style-name="P12" xml:id="id20" draw:id="id20" draw:layer="layout" svg:width="3.326cm" svg:height="0.983cm" svg:x="2.675cm" svg:y="7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338cm" svg:y1="8.5cm" svg:x2="4.337cm" svg:y2="10.9cm" draw:start-shape="id20" draw:start-glue-point="2" draw:end-shape="id21" draw:end-glue-point="0" svg:d="M4338 8500v1199h-1v1201" svg:viewBox="0 0 2 2401">
          <text:p/>
        </draw:connecto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3-09T13:06:49.691492193</meta:creation-date>
    <dc:date>2022-03-09T16:44:13.792453394</dc:date>
    <meta:editing-duration>PT2H29M8S</meta:editing-duration>
    <meta:editing-cycles>18</meta:editing-cycles>
    <meta:generator>LibreOffice/7.2.5.2$Linux_X86_64 LibreOffice_project/499f9727c189e6ef3471021d6132d4c694f357e5</meta:generator>
    <meta:print-date>2022-03-09T16:44:33.821058093</meta:print-date>
    <meta:document-statistic meta:object-count="134"/>
  </office:meta>
</office:document-meta>
</file>